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0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1" style:family="paragraph" style:parent-style-name="Table_20_Contents">
      <style:text-properties fo:font-size="12pt" officeooo:rsid="001e6ba5" officeooo:paragraph-rsid="001e6ba5" style:font-size-asian="10.5pt" style:font-size-complex="12pt"/>
    </style:style>
    <style:style style:name="P12" style:family="paragraph" style:parent-style-name="Table_20_Contents">
      <style:text-properties fo:font-size="12pt" officeooo:rsid="001e6ba5" officeooo:paragraph-rsid="001f035a" style:font-size-asian="10.5pt" style:font-size-complex="12pt"/>
    </style:style>
    <style:style style:name="P13" style:family="paragraph" style:parent-style-name="Table_20_Contents">
      <style:text-properties fo:font-size="12pt" officeooo:rsid="001f035a" officeooo:paragraph-rsid="001f035a" style:font-size-asian="10.5pt" style:font-size-complex="12pt"/>
    </style:style>
    <style:style style:name="T1" style:family="text">
      <style:text-properties officeooo:rsid="001e6ba5"/>
    </style:style>
    <style:style style:name="T2" style:family="text">
      <style:text-properties officeooo:rsid="00203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2">Precalculus</text:span> <text:s text:c="2"/>4/1<text:span text:style-name="T1">5</text:span> – 4/<text:span text:style-name="T1">19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1">Population, sample, mean.</text:p>
          </table:table-cell>
          <table:table-cell table:style-name="Table1.A2" office:value-type="string">
            <text:p text:style-name="P12">Standard deviation.</text:p>
          </table:table-cell>
          <table:table-cell table:style-name="Table1.A2" office:value-type="string">
            <text:p text:style-name="P11">Z-score.</text:p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Content</text:p>
          </table:table-cell>
          <table:table-cell table:style-name="Table1.A2" office:value-type="string">
            <text:p text:style-name="P11">The problem of disparate populations. <text:s/>How to compare heights of men to heights of women.</text:p>
          </table:table-cell>
          <table:table-cell table:style-name="Table1.A2" office:value-type="string">
            <text:p text:style-name="P12">Standard deviation formula. <text:s/>Analogy to pythagorean theorem</text:p>
          </table:table-cell>
          <table:table-cell table:style-name="Table1.A2" office:value-type="string">
            <text:p text:style-name="P12">Finding mean and standard deviation. <text:s/>Comparing z-scores</text:p>
          </table:table-cell>
          <table:table-cell table:style-name="Table1.A2" office:value-type="string">
            <text:p text:style-name="P13">Discussion and scaffolding</text:p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13">Summative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4T15:03:07.959297856</dc:date>
    <meta:editing-duration>PT12M29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9" meta:word-count="61" meta:character-count="463" meta:non-whitespace-character-count="407"/>
  </office:meta>
</office:document-meta>
</file>